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1in" style:contextual-spacing="false" fo:line-height="150%" fo:text-align="justify" style:justify-single-word="false">
        <style:tab-stops>
          <style:tab-stop style:position="2.2398in"/>
        </style:tab-stops>
      </style:paragraph-properties>
      <style:text-properties fo:font-size="14pt" fo:language="es" fo:country="ES" style:text-underline-style="none" officeooo:rsid="0004532f" officeooo:paragraph-rsid="0005c2cc" style:font-size-asian="14pt" style:font-size-complex="14pt"/>
    </style:style>
    <style:style style:name="P2" style:family="paragraph" style:parent-style-name="Standard">
      <style:paragraph-properties fo:margin-top="0in" fo:margin-bottom="0.1in" style:contextual-spacing="false" fo:line-height="150%" fo:text-align="justify" style:justify-single-word="false">
        <style:tab-stops>
          <style:tab-stop style:position="2.2398in"/>
        </style:tab-stops>
      </style:paragraph-properties>
      <style:text-properties fo:font-size="14pt" fo:language="es" fo:country="ES" style:text-underline-style="none" officeooo:rsid="0004532f" officeooo:paragraph-rsid="00090f8c" style:font-size-asian="14pt" style:font-size-complex="14pt"/>
    </style:style>
    <style:style style:name="P3" style:family="paragraph" style:parent-style-name="Standard">
      <style:paragraph-properties fo:margin-top="0in" fo:margin-bottom="0.1in" style:contextual-spacing="false" fo:line-height="150%" fo:text-align="justify" style:justify-single-word="false">
        <style:tab-stops>
          <style:tab-stop style:position="2.2398in"/>
        </style:tab-stops>
      </style:paragraph-properties>
      <style:text-properties fo:font-size="14pt" fo:language="es" fo:country="ES" style:text-underline-style="none" officeooo:rsid="0004532f" officeooo:paragraph-rsid="000a6486" style:font-size-asian="14pt" style:font-size-complex="14pt"/>
    </style:style>
    <style:style style:name="P4" style:family="paragraph" style:parent-style-name="Standard">
      <style:paragraph-properties fo:margin-top="0in" fo:margin-bottom="0.1in" style:contextual-spacing="false" fo:line-height="150%" fo:text-align="justify" style:justify-single-word="false">
        <style:tab-stops>
          <style:tab-stop style:position="2.2398in"/>
        </style:tab-stops>
      </style:paragraph-properties>
      <style:text-properties fo:font-size="14pt" fo:language="es" fo:country="ES" style:text-underline-style="none" officeooo:rsid="0004532f" officeooo:paragraph-rsid="000d793a" style:font-size-asian="14pt" style:font-size-complex="14pt"/>
    </style:style>
    <style:style style:name="P5" style:family="paragraph" style:parent-style-name="Standard">
      <style:paragraph-properties fo:margin-top="0in" fo:margin-bottom="0.1in" style:contextual-spacing="false" fo:line-height="150%" fo:text-align="justify" style:justify-single-word="false"/>
      <style:text-properties fo:language="es" fo:country="ES" officeooo:rsid="0004532f" officeooo:paragraph-rsid="0004532f"/>
    </style:style>
    <style:style style:name="P6" style:family="paragraph" style:parent-style-name="Standard">
      <style:paragraph-properties fo:margin-top="0in" fo:margin-bottom="0.1in" style:contextual-spacing="false" fo:line-height="150%" fo:text-align="justify" style:justify-single-word="false"/>
      <style:text-properties fo:language="es" fo:country="ES" officeooo:rsid="0004532f" officeooo:paragraph-rsid="00056f56"/>
    </style:style>
    <style:style style:name="P7" style:family="paragraph" style:parent-style-name="Standard">
      <style:paragraph-properties fo:margin-top="0in" fo:margin-bottom="0.1in" style:contextual-spacing="false" fo:line-height="150%" fo:text-align="justify" style:justify-single-word="false">
        <style:tab-stops>
          <style:tab-stop style:position="2.2398in"/>
        </style:tab-stops>
      </style:paragraph-properties>
      <style:text-properties fo:language="es" fo:country="ES" officeooo:rsid="0004532f" officeooo:paragraph-rsid="000a6486"/>
    </style:style>
    <style:style style:name="P8" style:family="paragraph" style:parent-style-name="Standard">
      <style:paragraph-properties fo:margin-top="0in" fo:margin-bottom="0.1in" style:contextual-spacing="false" fo:line-height="150%" fo:text-align="justify" style:justify-single-word="false"/>
      <style:text-properties fo:language="es" fo:country="ES" officeooo:rsid="0005c2cc" officeooo:paragraph-rsid="0005c2cc"/>
    </style:style>
    <style:style style:name="P9" style:family="paragraph" style:parent-style-name="Standard">
      <style:paragraph-properties fo:margin-top="0in" fo:margin-bottom="0.1in" style:contextual-spacing="false" fo:line-height="150%" fo:text-align="justify" style:justify-single-word="false">
        <style:tab-stops>
          <style:tab-stop style:position="2.2398in"/>
        </style:tab-stops>
      </style:paragraph-properties>
      <style:text-properties fo:language="es" fo:country="ES" officeooo:rsid="0005c2cc" officeooo:paragraph-rsid="0005c2cc"/>
    </style:style>
    <style:style style:name="P10" style:family="paragraph" style:parent-style-name="Standard">
      <style:paragraph-properties fo:margin-top="0in" fo:margin-bottom="0.1in" style:contextual-spacing="false" fo:line-height="150%" fo:text-align="justify" style:justify-single-word="false">
        <style:tab-stops>
          <style:tab-stop style:position="2.2398in"/>
        </style:tab-stops>
      </style:paragraph-properties>
      <style:text-properties fo:language="es" fo:country="ES" officeooo:rsid="00072f14" officeooo:paragraph-rsid="00072f14"/>
    </style:style>
    <style:style style:name="P11" style:family="paragraph" style:parent-style-name="Standard">
      <style:paragraph-properties fo:margin-top="0in" fo:margin-bottom="0.1in" style:contextual-spacing="false" fo:line-height="150%" fo:text-align="justify" style:justify-single-word="false">
        <style:tab-stops>
          <style:tab-stop style:position="2.2398in"/>
        </style:tab-stops>
      </style:paragraph-properties>
      <style:text-properties fo:language="es" fo:country="ES" officeooo:rsid="0007c632" officeooo:paragraph-rsid="0007c632"/>
    </style:style>
    <style:style style:name="P12" style:family="paragraph" style:parent-style-name="Standard">
      <style:paragraph-properties fo:margin-top="0in" fo:margin-bottom="0.1in" style:contextual-spacing="false" fo:line-height="150%" fo:text-align="justify" style:justify-single-word="false">
        <style:tab-stops>
          <style:tab-stop style:position="2.2398in"/>
        </style:tab-stops>
      </style:paragraph-properties>
      <style:text-properties fo:language="es" fo:country="ES" officeooo:rsid="0007c632" officeooo:paragraph-rsid="000cac2f"/>
    </style:style>
    <style:style style:name="P13" style:family="paragraph" style:parent-style-name="Standard">
      <style:paragraph-properties fo:margin-top="0in" fo:margin-bottom="0.1in" style:contextual-spacing="false" fo:line-height="150%" fo:text-align="justify" style:justify-single-word="false">
        <style:tab-stops>
          <style:tab-stop style:position="2.2398in"/>
        </style:tab-stops>
      </style:paragraph-properties>
      <style:text-properties fo:language="es" fo:country="ES" officeooo:rsid="00090f8c" officeooo:paragraph-rsid="00090f8c"/>
    </style:style>
    <style:style style:name="P14" style:family="paragraph" style:parent-style-name="Standard">
      <style:paragraph-properties fo:margin-top="0in" fo:margin-bottom="0.1in" style:contextual-spacing="false" fo:line-height="150%" fo:text-align="justify" style:justify-single-word="false">
        <style:tab-stops>
          <style:tab-stop style:position="2.2398in"/>
        </style:tab-stops>
      </style:paragraph-properties>
      <style:text-properties fo:language="es" fo:country="ES" officeooo:rsid="000a6486" officeooo:paragraph-rsid="000a6486"/>
    </style:style>
    <style:style style:name="P15" style:family="paragraph" style:parent-style-name="Standard">
      <style:paragraph-properties fo:margin-top="0in" fo:margin-bottom="0.1in" style:contextual-spacing="false" fo:line-height="150%" fo:text-align="justify" style:justify-single-word="false">
        <style:tab-stops>
          <style:tab-stop style:position="2.2398in"/>
        </style:tab-stops>
      </style:paragraph-properties>
      <style:text-properties fo:language="es" fo:country="ES" officeooo:rsid="000a6486" officeooo:paragraph-rsid="000cac2f"/>
    </style:style>
    <style:style style:name="P16" style:family="paragraph" style:parent-style-name="Standard">
      <style:paragraph-properties fo:margin-top="0in" fo:margin-bottom="0.1in" style:contextual-spacing="false" fo:line-height="150%" fo:text-align="justify" style:justify-single-word="false">
        <style:tab-stops>
          <style:tab-stop style:position="2.2398in"/>
        </style:tab-stops>
      </style:paragraph-properties>
      <style:text-properties fo:language="es" fo:country="ES" officeooo:rsid="000cac2f" officeooo:paragraph-rsid="000cac2f"/>
    </style:style>
    <style:style style:name="P17" style:family="paragraph" style:parent-style-name="Standard">
      <style:paragraph-properties fo:margin-top="0in" fo:margin-bottom="0.1in" style:contextual-spacing="false" fo:line-height="150%" fo:text-align="justify" style:justify-single-word="false">
        <style:tab-stops>
          <style:tab-stop style:position="2.2398in"/>
        </style:tab-stops>
      </style:paragraph-properties>
      <style:text-properties fo:language="es" fo:country="ES" officeooo:rsid="000dadfa" officeooo:paragraph-rsid="000dadfa"/>
    </style:style>
    <style:style style:name="P18" style:family="paragraph" style:parent-style-name="Standard">
      <style:paragraph-properties fo:margin-top="0in" fo:margin-bottom="0.1in" style:contextual-spacing="false" fo:line-height="150%" fo:text-align="justify" style:justify-single-word="false">
        <style:tab-stops>
          <style:tab-stop style:position="2.2398in"/>
        </style:tab-stops>
      </style:paragraph-properties>
      <style:text-properties officeooo:rsid="000dadfa" officeooo:paragraph-rsid="000dadfa"/>
    </style:style>
    <style:style style:name="P19" style:family="paragraph" style:parent-style-name="Standard">
      <style:paragraph-properties fo:margin-top="0in" fo:margin-bottom="0.1in" style:contextual-spacing="false" fo:line-height="150%" fo:text-align="justify" style:justify-single-word="false">
        <style:tab-stops>
          <style:tab-stop style:position="2.2398in"/>
        </style:tab-stops>
      </style:paragraph-properties>
      <style:text-properties officeooo:rsid="001357e3" officeooo:paragraph-rsid="001357e3"/>
    </style:style>
    <style:style style:name="P20" style:family="paragraph" style:parent-style-name="Standard">
      <style:paragraph-properties fo:margin-top="0in" fo:margin-bottom="0.1in" style:contextual-spacing="false" fo:line-height="150%" fo:text-align="justify" style:justify-single-word="false">
        <style:tab-stops>
          <style:tab-stop style:position="2.2398in"/>
        </style:tab-stops>
      </style:paragraph-properties>
      <style:text-properties officeooo:rsid="0013e486" officeooo:paragraph-rsid="0013e486"/>
    </style:style>
    <style:style style:name="P21" style:family="paragraph" style:parent-style-name="Standard">
      <style:paragraph-properties fo:margin-top="0in" fo:margin-bottom="0.1in" style:contextual-spacing="false" fo:line-height="150%" fo:text-align="justify" style:justify-single-word="false">
        <style:tab-stops>
          <style:tab-stop style:position="2.2398in"/>
        </style:tab-stops>
      </style:paragraph-properties>
      <style:text-properties officeooo:rsid="001d8c1a" officeooo:paragraph-rsid="001d8c1a"/>
    </style:style>
    <style:style style:name="P22" style:family="paragraph" style:parent-style-name="Standard">
      <style:paragraph-properties fo:margin-top="0in" fo:margin-bottom="0.1in" style:contextual-spacing="false" fo:line-height="150%" fo:text-align="justify" style:justify-single-word="false">
        <style:tab-stops>
          <style:tab-stop style:position="2.2398in"/>
        </style:tab-stops>
      </style:paragraph-properties>
      <style:text-properties officeooo:rsid="001e16a8" officeooo:paragraph-rsid="001e16a8"/>
    </style:style>
    <style:style style:name="P23" style:family="paragraph" style:parent-style-name="Standard">
      <style:paragraph-properties fo:margin-top="0in" fo:margin-bottom="0.1in" style:contextual-spacing="false" fo:line-height="150%" fo:text-align="justify" style:justify-single-word="false">
        <style:tab-stops>
          <style:tab-stop style:position="2.2398in"/>
        </style:tab-stops>
      </style:paragraph-properties>
      <style:text-properties officeooo:rsid="00203af9" officeooo:paragraph-rsid="00203af9"/>
    </style:style>
    <style:style style:name="P24" style:family="paragraph" style:parent-style-name="Standard">
      <style:paragraph-properties fo:margin-top="0in" fo:margin-bottom="0.1in" style:contextual-spacing="false" fo:line-height="150%" fo:text-align="justify" style:justify-single-word="false">
        <style:tab-stops>
          <style:tab-stop style:position="2.2398in"/>
        </style:tab-stops>
      </style:paragraph-properties>
      <style:text-properties officeooo:rsid="00234ab6" officeooo:paragraph-rsid="00234ab6"/>
    </style:style>
    <style:style style:name="P25" style:family="paragraph" style:parent-style-name="Standard">
      <style:paragraph-properties fo:margin-top="0in" fo:margin-bottom="0.1in" style:contextual-spacing="false" fo:line-height="150%" fo:text-align="justify" style:justify-single-word="false">
        <style:tab-stops>
          <style:tab-stop style:position="2.2398in"/>
        </style:tab-stops>
      </style:paragraph-properties>
      <style:text-properties officeooo:rsid="0026e72f" officeooo:paragraph-rsid="0026e72f"/>
    </style:style>
    <style:style style:name="P26" style:family="paragraph" style:parent-style-name="Standard">
      <style:paragraph-properties fo:margin-top="0in" fo:margin-bottom="0.1in" style:contextual-spacing="false" fo:line-height="150%" fo:text-align="justify" style:justify-single-word="false" fo:break-before="page">
        <style:tab-stops>
          <style:tab-stop style:position="2.2398in"/>
        </style:tab-stops>
      </style:paragraph-properties>
      <style:text-properties fo:language="es" fo:country="ES" officeooo:rsid="0004532f" officeooo:paragraph-rsid="000a6486"/>
    </style:style>
    <style:style style:name="P27" style:family="paragraph" style:parent-style-name="Standard">
      <style:paragraph-properties fo:margin-top="0in" fo:margin-bottom="0.1in" style:contextual-spacing="false" fo:line-height="150%" fo:text-align="justify" style:justify-single-word="false" fo:break-before="page">
        <style:tab-stops>
          <style:tab-stop style:position="2.2398in"/>
        </style:tab-stops>
      </style:paragraph-properties>
      <style:text-properties fo:language="es" fo:country="ES" officeooo:rsid="0004532f" officeooo:paragraph-rsid="0011d14e"/>
    </style:style>
    <style:style style:name="P28" style:family="paragraph" style:parent-style-name="Standard">
      <style:paragraph-properties fo:margin-top="0in" fo:margin-bottom="0.1in" style:contextual-spacing="false" fo:line-height="150%" fo:text-align="justify" style:justify-single-word="false" fo:break-before="page">
        <style:tab-stops>
          <style:tab-stop style:position="2.2398in"/>
        </style:tab-stops>
      </style:paragraph-properties>
      <style:text-properties fo:language="es" fo:country="ES" officeooo:rsid="0004532f" officeooo:paragraph-rsid="001ec881"/>
    </style:style>
    <style:style style:name="P29" style:family="paragraph" style:parent-style-name="Standard">
      <style:paragraph-properties fo:margin-top="0in" fo:margin-bottom="0.1in" style:contextual-spacing="false" fo:line-height="150%" fo:text-align="justify" style:justify-single-word="false" fo:break-before="page">
        <style:tab-stops>
          <style:tab-stop style:position="2.2398in"/>
        </style:tab-stops>
      </style:paragraph-properties>
      <style:text-properties fo:language="es" fo:country="ES" officeooo:rsid="0004532f" officeooo:paragraph-rsid="0025cac7"/>
    </style:style>
    <style:style style:name="P30" style:family="paragraph" style:parent-style-name="Standard">
      <style:paragraph-properties fo:margin-top="0in" fo:margin-bottom="0.1in" style:contextual-spacing="false" fo:line-height="150%" fo:text-align="justify" style:justify-single-word="false" fo:break-before="page"/>
      <style:text-properties fo:language="es" fo:country="ES" officeooo:rsid="0004532f" officeooo:paragraph-rsid="00056f56"/>
    </style:style>
    <style:style style:name="P31" style:family="paragraph" style:parent-style-name="Standard">
      <style:text-properties fo:language="es" fo:country="ES" officeooo:rsid="0004532f" officeooo:paragraph-rsid="0004532f"/>
    </style:style>
    <style:style style:name="P32" style:family="paragraph" style:parent-style-name="Standard">
      <style:paragraph-properties fo:text-align="justify" style:justify-single-word="false"/>
      <style:text-properties fo:language="es" fo:country="ES" officeooo:rsid="0004532f" officeooo:paragraph-rsid="0004532f"/>
    </style:style>
    <style:style style:name="P3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4" style:family="paragraph" style:parent-style-name="Standard">
      <style:paragraph-properties fo:text-align="center" style:justify-single-word="false"/>
      <style:text-properties fo:font-size="36pt" fo:language="es" fo:country="ES" officeooo:rsid="0004532f" officeooo:paragraph-rsid="0004532f" style:font-size-asian="36pt" style:font-size-complex="36pt"/>
    </style:style>
    <style:style style:name="P35" style:family="paragraph" style:parent-style-name="Standard">
      <style:paragraph-properties fo:text-align="center" style:justify-single-word="false"/>
      <style:text-properties fo:font-size="48pt" fo:language="es" fo:country="ES" officeooo:rsid="0004532f" officeooo:paragraph-rsid="0004532f" style:font-size-asian="48pt" style:font-size-complex="48pt"/>
    </style:style>
    <style:style style:name="P36" style:family="paragraph" style:parent-style-name="Standard" style:list-style-name="L1">
      <style:paragraph-properties fo:margin-top="0in" fo:margin-bottom="0.1in" style:contextual-spacing="false" fo:line-height="100%" fo:text-align="justify" style:justify-single-word="false"/>
      <style:text-properties fo:language="es" fo:country="ES" officeooo:rsid="0005c2cc" officeooo:paragraph-rsid="0005c2cc"/>
    </style:style>
    <style:style style:name="P37" style:family="paragraph" style:parent-style-name="Standard" style:list-style-name="L2">
      <style:paragraph-properties fo:margin-top="0in" fo:margin-bottom="0.1in" style:contextual-spacing="false" fo:line-height="100%" fo:text-align="justify" style:justify-single-word="false">
        <style:tab-stops>
          <style:tab-stop style:position="2.2398in"/>
        </style:tab-stops>
      </style:paragraph-properties>
      <style:text-properties fo:language="es" fo:country="ES" officeooo:rsid="0005c2cc" officeooo:paragraph-rsid="0005c2cc"/>
    </style:style>
    <style:style style:name="P38" style:family="paragraph" style:parent-style-name="Standard" style:list-style-name="L3">
      <style:paragraph-properties fo:margin-top="0in" fo:margin-bottom="0.1in" style:contextual-spacing="false" fo:line-height="150%" fo:text-align="justify" style:justify-single-word="false">
        <style:tab-stops>
          <style:tab-stop style:position="2.2398in"/>
        </style:tab-stops>
      </style:paragraph-properties>
      <style:text-properties fo:language="es" fo:country="ES" officeooo:rsid="00090f8c" officeooo:paragraph-rsid="00090f8c"/>
    </style:style>
    <style:style style:name="P39" style:family="paragraph" style:parent-style-name="Standard" style:list-style-name="L4">
      <style:paragraph-properties fo:margin-top="0in" fo:margin-bottom="0.1in" style:contextual-spacing="false" fo:line-height="150%" fo:text-align="justify" style:justify-single-word="false">
        <style:tab-stops>
          <style:tab-stop style:position="2.2398in"/>
        </style:tab-stops>
      </style:paragraph-properties>
      <style:text-properties fo:language="es" fo:country="ES" officeooo:rsid="00090f8c" officeooo:paragraph-rsid="00090f8c"/>
    </style:style>
    <style:style style:name="P40" style:family="paragraph" style:parent-style-name="Standard" style:list-style-name="L5">
      <style:paragraph-properties fo:margin-top="0in" fo:margin-bottom="0.1in" style:contextual-spacing="false" fo:line-height="150%" fo:text-align="justify" style:justify-single-word="false">
        <style:tab-stops>
          <style:tab-stop style:position="2.2398in"/>
        </style:tab-stops>
      </style:paragraph-properties>
      <style:text-properties fo:language="es" fo:country="ES" officeooo:rsid="000a6486" officeooo:paragraph-rsid="000a6486"/>
    </style:style>
    <style:style style:name="P41" style:family="paragraph" style:parent-style-name="Standard">
      <style:paragraph-properties fo:margin-top="0in" fo:margin-bottom="0.1in" style:contextual-spacing="false" fo:line-height="150%" fo:text-align="justify" style:justify-single-word="false">
        <style:tab-stops>
          <style:tab-stop style:position="2.2398in"/>
        </style:tab-stops>
      </style:paragraph-properties>
      <style:text-properties fo:language="es" fo:country="ES" officeooo:rsid="000cac2f" officeooo:paragraph-rsid="000cac2f"/>
    </style:style>
    <style:style style:name="P42" style:family="paragraph" style:parent-style-name="Standard" style:list-style-name="L6">
      <style:paragraph-properties fo:margin-top="0in" fo:margin-bottom="0.1in" style:contextual-spacing="false" fo:line-height="150%" fo:text-align="justify" style:justify-single-word="false">
        <style:tab-stops>
          <style:tab-stop style:position="2.2398in"/>
        </style:tab-stops>
      </style:paragraph-properties>
      <style:text-properties fo:language="es" fo:country="ES" officeooo:rsid="000dadfa" officeooo:paragraph-rsid="000dadfa"/>
    </style:style>
    <style:style style:name="P43" style:family="paragraph" style:parent-style-name="Standard" style:list-style-name="L7">
      <style:paragraph-properties fo:margin-top="0in" fo:margin-bottom="0.1in" style:contextual-spacing="false" fo:line-height="150%" fo:text-align="justify" style:justify-single-word="false">
        <style:tab-stops>
          <style:tab-stop style:position="2.2398in"/>
        </style:tab-stops>
      </style:paragraph-properties>
      <style:text-properties fo:language="es" fo:country="ES" officeooo:rsid="000dadfa" officeooo:paragraph-rsid="000dadfa"/>
    </style:style>
    <style:style style:name="P44" style:family="paragraph" style:parent-style-name="Standard">
      <style:paragraph-properties fo:margin-top="0in" fo:margin-bottom="0.1in" style:contextual-spacing="false" fo:line-height="150%" fo:text-align="justify" style:justify-single-word="false">
        <style:tab-stops>
          <style:tab-stop style:position="2.2398in"/>
        </style:tab-stops>
      </style:paragraph-properties>
      <style:text-properties fo:language="es" fo:country="ES" officeooo:rsid="002ab272" officeooo:paragraph-rsid="002ab272"/>
    </style:style>
    <style:style style:name="P45" style:family="paragraph" style:parent-style-name="Standard" style:list-style-name="L8">
      <style:paragraph-properties fo:margin-top="0in" fo:margin-bottom="0.1in" style:contextual-spacing="false" fo:line-height="150%" fo:text-align="justify" style:justify-single-word="false">
        <style:tab-stops>
          <style:tab-stop style:position="2.2398in"/>
        </style:tab-stops>
      </style:paragraph-properties>
      <style:text-properties fo:language="es" fo:country="ES" officeooo:rsid="002ab272" officeooo:paragraph-rsid="002ab272"/>
    </style:style>
    <style:style style:name="P46" style:family="paragraph" style:parent-style-name="Standard">
      <style:paragraph-properties fo:margin-top="0in" fo:margin-bottom="0.1in" style:contextual-spacing="false" fo:line-height="150%" fo:text-align="justify" style:justify-single-word="false">
        <style:tab-stops>
          <style:tab-stop style:position="2.2398in"/>
        </style:tab-stops>
      </style:paragraph-properties>
      <style:text-properties fo:language="es" fo:country="ES" officeooo:rsid="002ceee5" officeooo:paragraph-rsid="002ceee5"/>
    </style:style>
    <style:style style:name="P47" style:family="paragraph" style:parent-style-name="Standard" style:list-style-name="L9">
      <style:paragraph-properties fo:margin-top="0in" fo:margin-bottom="0.1in" style:contextual-spacing="false" fo:line-height="150%" fo:text-align="justify" style:justify-single-word="false">
        <style:tab-stops>
          <style:tab-stop style:position="2.2398in"/>
        </style:tab-stops>
      </style:paragraph-properties>
      <style:text-properties fo:language="es" fo:country="ES" officeooo:rsid="002ceee5" officeooo:paragraph-rsid="002ceee5"/>
    </style:style>
    <style:style style:name="P48" style:family="paragraph" style:parent-style-name="Standard" style:list-style-name="L7">
      <style:paragraph-properties fo:margin-top="0in" fo:margin-bottom="0.1in" style:contextual-spacing="false" fo:line-height="150%" fo:text-align="justify" style:justify-single-word="false">
        <style:tab-stops>
          <style:tab-stop style:position="2.2398in"/>
        </style:tab-stops>
      </style:paragraph-properties>
      <style:text-properties officeooo:paragraph-rsid="000dadfa"/>
    </style:style>
    <style:style style:name="P49" style:family="paragraph" style:parent-style-name="Standard" style:list-style-name="L7">
      <style:paragraph-properties fo:margin-top="0in" fo:margin-bottom="0.1in" style:contextual-spacing="false" fo:line-height="150%" fo:text-align="justify" style:justify-single-word="false">
        <style:tab-stops>
          <style:tab-stop style:position="2.2398in"/>
        </style:tab-stops>
      </style:paragraph-properties>
      <style:text-properties officeooo:rsid="000dadfa" officeooo:paragraph-rsid="000efdf4"/>
    </style:style>
    <style:style style:name="P50" style:family="paragraph" style:parent-style-name="Standard" style:list-style-name="L7">
      <style:paragraph-properties fo:margin-top="0in" fo:margin-bottom="0.1in" style:contextual-spacing="false" fo:line-height="150%" fo:text-align="justify" style:justify-single-word="false">
        <style:tab-stops>
          <style:tab-stop style:position="2.2398in"/>
        </style:tab-stops>
      </style:paragraph-properties>
      <style:text-properties officeooo:rsid="000dadfa" officeooo:paragraph-rsid="000dadfa"/>
    </style:style>
    <style:style style:name="P51" style:family="paragraph" style:parent-style-name="Standard" style:list-style-name="L7">
      <style:paragraph-properties fo:margin-top="0in" fo:margin-bottom="0.1in" style:contextual-spacing="false" fo:line-height="150%" fo:text-align="justify" style:justify-single-word="false">
        <style:tab-stops>
          <style:tab-stop style:position="2.2398in"/>
        </style:tab-stops>
      </style:paragraph-properties>
      <style:text-properties officeooo:rsid="002953cc" officeooo:paragraph-rsid="002953cc"/>
    </style:style>
    <style:style style:name="P52" style:family="paragraph" style:parent-style-name="Standard">
      <style:paragraph-properties fo:margin-top="0in" fo:margin-bottom="0.1in" style:contextual-spacing="false" fo:line-height="150%" fo:text-align="justify" style:justify-single-word="false">
        <style:tab-stops>
          <style:tab-stop style:position="2.2398in"/>
        </style:tab-stops>
      </style:paragraph-properties>
      <style:text-properties officeooo:rsid="002ab272" officeooo:paragraph-rsid="002ab272"/>
    </style:style>
    <style:style style:name="P53" style:family="paragraph" style:parent-style-name="Standard">
      <style:paragraph-properties fo:margin-top="0in" fo:margin-bottom="0.1in" style:contextual-spacing="false" fo:line-height="150%" fo:text-align="justify" style:justify-single-word="false"/>
      <style:text-properties fo:font-size="12pt" fo:language="es" fo:country="ES" style:text-underline-style="none" fo:font-weight="normal" officeooo:rsid="00359465" officeooo:paragraph-rsid="00359465" style:font-size-asian="10.5pt" style:font-weight-asian="normal" style:font-size-complex="12pt" style:font-weight-complex="normal"/>
    </style:style>
    <style:style style:name="P54" style:family="paragraph" style:parent-style-name="Standard">
      <style:paragraph-properties fo:margin-top="0in" fo:margin-bottom="0.1in" style:contextual-spacing="false" fo:line-height="150%" fo:text-align="justify" style:justify-single-word="false"/>
      <style:text-properties fo:font-size="12pt" fo:language="es" fo:country="ES" style:text-underline-style="none" fo:font-weight="normal" officeooo:rsid="0035e6e1" officeooo:paragraph-rsid="0035e6e1" style:font-size-asian="10.5pt" style:font-weight-asian="normal" style:font-size-complex="12pt" style:font-weight-complex="normal"/>
    </style:style>
    <style:style style:name="P55" style:family="paragraph" style:parent-style-name="Standard">
      <style:paragraph-properties fo:margin-top="0in" fo:margin-bottom="0.1in" style:contextual-spacing="false" fo:line-height="150%" fo:text-align="justify" style:justify-single-word="false" fo:break-before="page">
        <style:tab-stops>
          <style:tab-stop style:position="2.2398in"/>
        </style:tab-stops>
      </style:paragraph-properties>
      <style:text-properties fo:language="es" fo:country="ES" officeooo:rsid="0004532f" officeooo:paragraph-rsid="002ab272"/>
    </style:style>
    <style:style style:name="P56" style:family="paragraph" style:parent-style-name="Standard">
      <style:paragraph-properties fo:margin-top="0in" fo:margin-bottom="0.1in" style:contextual-spacing="false" fo:line-height="150%" fo:text-align="justify" style:justify-single-word="false" fo:break-before="page"/>
      <style:text-properties fo:font-size="18pt" fo:language="es" fo:country="ES" style:text-underline-style="solid" style:text-underline-width="auto" style:text-underline-color="font-color" fo:font-weight="bold" officeooo:rsid="0004532f" officeooo:paragraph-rsid="0004532f" style:font-size-asian="18pt" style:font-weight-asian="bold" style:font-size-complex="18pt" style:font-weight-complex="bold"/>
    </style:style>
    <style:style style:name="P57" style:family="paragraph" style:parent-style-name="Standard">
      <style:paragraph-properties fo:margin-top="0in" fo:margin-bottom="0.1in" style:contextual-spacing="false" fo:line-height="150%" fo:text-align="justify" style:justify-single-word="false" fo:break-before="page"/>
      <style:text-properties fo:font-size="18pt" fo:language="es" fo:country="ES" style:text-underline-style="solid" style:text-underline-width="auto" style:text-underline-color="font-color" fo:font-weight="bold" officeooo:rsid="00359465" officeooo:paragraph-rsid="00359465" style:font-size-asian="18pt" style:font-weight-asian="bold" style:font-size-complex="18pt" style:font-weight-complex="bold"/>
    </style:style>
    <style:style style:name="P58" style:family="paragraph" style:parent-style-name="Caption">
      <style:paragraph-properties>
        <style:tab-stops>
          <style:tab-stop style:position="6.6953in" style:type="right" style:leader-style="dotted" style:leader-text="."/>
        </style:tab-stops>
      </style:paragraph-properties>
    </style:style>
    <style:style style:name="P59" style:family="paragraph" style:parent-style-name="Header">
      <style:paragraph-properties fo:text-align="center" style:justify-single-word="false"/>
      <style:text-properties officeooo:rsid="002ff1b1" officeooo:paragraph-rsid="002ff1b1"/>
    </style:style>
    <style:style style:name="P60" style:family="paragraph" style:parent-style-name="Footer">
      <style:paragraph-properties fo:text-align="center" style:justify-single-word="false"/>
      <style:text-properties fo:language="es" fo:country="ES"/>
    </style:style>
    <style:style style:name="P61" style:family="paragraph" style:parent-style-name="Index_20_Heading">
      <style:text-properties fo:font-size="8pt" officeooo:paragraph-rsid="00324bc1" style:font-size-asian="7pt" style:font-size-complex="8pt"/>
    </style:style>
    <style:style style:name="P62" style:family="paragraph" style:parent-style-name="Index_20_Heading">
      <style:paragraph-properties fo:break-before="page"/>
      <style:text-properties fo:font-size="18pt" officeooo:paragraph-rsid="00324bc1" style:font-size-asian="18pt" style:font-size-complex="18pt"/>
    </style:style>
    <style:style style:name="T1" style:family="text">
      <style:text-properties officeooo:rsid="00072f14"/>
    </style:style>
    <style:style style:name="T2"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3" style:family="text">
      <style:text-properties fo:font-size="18pt" style:text-underline-style="solid" style:text-underline-width="auto" style:text-underline-color="font-color" fo:font-weight="bold" officeooo:rsid="00056f56" style:font-size-asian="18pt" style:font-weight-asian="bold" style:font-size-complex="18pt" style:font-weight-complex="bold"/>
    </style:style>
    <style:style style:name="T4" style:family="text">
      <style:text-properties fo:font-size="18pt" style:text-underline-style="solid" style:text-underline-width="auto" style:text-underline-color="font-color" fo:font-weight="bold" officeooo:rsid="0005c2cc" style:font-size-asian="18pt" style:font-weight-asian="bold" style:font-size-complex="18pt" style:font-weight-complex="bold"/>
    </style:style>
    <style:style style:name="T5" style:family="text">
      <style:text-properties fo:font-size="18pt" style:text-underline-style="solid" style:text-underline-width="auto" style:text-underline-color="font-color" fo:font-weight="bold" officeooo:rsid="000a6486" style:font-size-asian="18pt" style:font-weight-asian="bold" style:font-size-complex="18pt" style:font-weight-complex="bold"/>
    </style:style>
    <style:style style:name="T6" style:family="text">
      <style:text-properties fo:font-size="18pt" style:text-underline-style="solid" style:text-underline-width="auto" style:text-underline-color="font-color" fo:font-weight="bold" officeooo:rsid="0011d14e" style:font-size-asian="18pt" style:font-weight-asian="bold" style:font-size-complex="18pt" style:font-weight-complex="bold"/>
    </style:style>
    <style:style style:name="T7" style:family="text">
      <style:text-properties fo:font-size="18pt" style:text-underline-style="solid" style:text-underline-width="auto" style:text-underline-color="font-color" fo:font-weight="bold" officeooo:rsid="0012e77e" style:font-size-asian="18pt" style:font-weight-asian="bold" style:font-size-complex="18pt" style:font-weight-complex="bold"/>
    </style:style>
    <style:style style:name="T8" style:family="text">
      <style:text-properties fo:font-size="18pt" style:text-underline-style="solid" style:text-underline-width="auto" style:text-underline-color="font-color" fo:font-weight="bold" officeooo:rsid="001ec881" style:font-size-asian="18pt" style:font-weight-asian="bold" style:font-size-complex="18pt" style:font-weight-complex="bold"/>
    </style:style>
    <style:style style:name="T9" style:family="text">
      <style:text-properties fo:font-size="18pt" style:text-underline-style="solid" style:text-underline-width="auto" style:text-underline-color="font-color" fo:font-weight="bold" officeooo:rsid="001f12cb" style:font-size-asian="18pt" style:font-weight-asian="bold" style:font-size-complex="18pt" style:font-weight-complex="bold"/>
    </style:style>
    <style:style style:name="T10" style:family="text">
      <style:text-properties fo:font-size="18pt" style:text-underline-style="solid" style:text-underline-width="auto" style:text-underline-color="font-color" fo:font-weight="bold" officeooo:rsid="0025cac7" style:font-size-asian="18pt" style:font-weight-asian="bold" style:font-size-complex="18pt" style:font-weight-complex="bold"/>
    </style:style>
    <style:style style:name="T11" style:family="text">
      <style:text-properties fo:font-size="18pt" style:text-underline-style="solid" style:text-underline-width="auto" style:text-underline-color="font-color" fo:font-weight="bold" officeooo:rsid="002ab272" style:font-size-asian="18pt" style:font-weight-asian="bold" style:font-size-complex="18pt" style:font-weight-complex="bold"/>
    </style:style>
    <style:style style:name="T12" style:family="text">
      <style:text-properties fo:font-size="18pt" style:text-underline-style="solid" style:text-underline-width="auto" style:text-underline-color="font-color" fo:font-weight="bold" officeooo:rsid="002b21a3" style:font-size-asian="18pt" style:font-weight-asian="bold" style:font-size-complex="18pt" style:font-weight-complex="bold"/>
    </style:style>
    <style:style style:name="T13" style:family="text">
      <style:text-properties fo:font-weight="bold" style:font-weight-asian="bold" style:font-weight-complex="bold"/>
    </style:style>
    <style:style style:name="T14" style:family="text">
      <style:text-properties fo:font-weight="bold" officeooo:rsid="0005c2cc" style:font-weight-asian="bold" style:font-weight-complex="bold"/>
    </style:style>
    <style:style style:name="T15" style:family="text">
      <style:text-properties fo:font-weight="bold" officeooo:rsid="00056f56" style:font-weight-asian="bold" style:font-weight-complex="bold"/>
    </style:style>
    <style:style style:name="T16" style:family="text">
      <style:text-properties fo:font-weight="bold" officeooo:rsid="00090f8c" style:font-weight-asian="bold" style:font-weight-complex="bold"/>
    </style:style>
    <style:style style:name="T17" style:family="text">
      <style:text-properties fo:font-weight="bold" officeooo:rsid="000a6486" style:font-weight-asian="bold" style:font-weight-complex="bold"/>
    </style:style>
    <style:style style:name="T18" style:family="text">
      <style:text-properties fo:font-weight="bold" officeooo:rsid="000d793a" style:font-weight-asian="bold" style:font-weight-complex="bold"/>
    </style:style>
    <style:style style:name="T19" style:family="text">
      <style:text-properties officeooo:rsid="0007c632"/>
    </style:style>
    <style:style style:name="T20" style:family="text">
      <style:text-properties officeooo:rsid="00090f8c"/>
    </style:style>
    <style:style style:name="T21" style:family="text">
      <style:text-properties officeooo:rsid="000cac2f"/>
    </style:style>
    <style:style style:name="T22" style:family="text">
      <style:text-properties fo:font-style="italic" officeooo:rsid="000cac2f" style:font-style-asian="italic" style:font-style-complex="italic"/>
    </style:style>
    <style:style style:name="T23" style:family="text">
      <style:text-properties fo:language="es" fo:country="ES"/>
    </style:style>
    <style:style style:name="T24" style:family="text">
      <style:text-properties fo:language="es" fo:country="ES" officeooo:rsid="000dadfa"/>
    </style:style>
    <style:style style:name="T25" style:family="text">
      <style:text-properties fo:language="es" fo:country="ES" fo:font-weight="bold" style:font-weight-asian="bold" style:font-weight-complex="bold"/>
    </style:style>
    <style:style style:name="T26" style:family="text">
      <style:text-properties fo:language="es" fo:country="ES" fo:font-weight="bold" officeooo:rsid="000dadfa" style:font-weight-asian="bold" style:font-weight-complex="bold"/>
    </style:style>
    <style:style style:name="T27" style:family="text">
      <style:text-properties fo:language="es" fo:country="ES" officeooo:rsid="000efdf4"/>
    </style:style>
    <style:style style:name="T28" style:family="text">
      <style:text-properties fo:language="es" fo:country="ES" officeooo:rsid="00102fea"/>
    </style:style>
    <style:style style:name="T29" style:family="text">
      <style:text-properties fo:language="es" fo:country="ES" officeooo:rsid="0004532f"/>
    </style:style>
    <style:style style:name="T30" style:family="text">
      <style:text-properties officeooo:rsid="0005c2cc"/>
    </style:style>
    <style:style style:name="T31" style:family="text">
      <style:text-properties officeooo:rsid="0013e486"/>
    </style:style>
    <style:style style:name="T32" style:family="text">
      <style:text-properties officeooo:rsid="00157784"/>
    </style:style>
    <style:style style:name="T33" style:family="text">
      <style:text-properties officeooo:rsid="0018c704"/>
    </style:style>
    <style:style style:name="T34" style:family="text">
      <style:text-properties officeooo:rsid="002220b4"/>
    </style:style>
    <style:style style:name="T35" style:family="text">
      <style:text-properties officeooo:rsid="002417e8"/>
    </style:style>
    <style:style style:name="T36" style:family="text">
      <style:text-properties officeooo:rsid="002d77f6"/>
    </style:style>
    <style:style style:name="T37" style:family="text">
      <style:text-properties officeooo:rsid="002e3814"/>
    </style:style>
    <style:style style:name="T38" style:family="text">
      <style:text-properties officeooo:rsid="002fa6b4"/>
    </style:style>
    <style:style style:name="T39" style:family="text">
      <style:text-properties officeooo:rsid="00306800"/>
    </style:style>
    <style:style style:name="T40" style:family="text">
      <style:text-properties officeooo:rsid="0035d120"/>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31"/>
      <text:p text:style-name="P31"/>
      <text:p text:style-name="P31"/>
      <text:p text:style-name="P31"/>
      <text:p text:style-name="P31"/>
      <text:p text:style-name="P35"><text:span text:style-name="T39">jBalance</text:span></text:p>
      <text:p text:style-name="P34"/>
      <text:p text:style-name="P34"/>
      <text:p text:style-name="P33"/>
      <text:p text:style-name="P33"/>
      <text:p text:style-name="P33"><text:span text:style-name="T29">GUIA DE USUARIO</text:span></text:p>
      <text:alphabetical-index text:style-name="Sect1" text:name="Alphabetical Index1">
        <text:alphabetical-index-source text:main-entry-style-name="Main_20_index_20_entry" text:sort-algorithm="alphanumeric" fo:language="en" fo:country="US">
          <text:index-title-template text:style-name="Index_20_Heading">INDICE</text:index-title-template>
          <text:alphabetical-index-entry-template text:outline-level="separator" text:style-name="Index_20_Separator">
            <text:index-entry-text/>
          </text:alphabetical-index-entry-template>
          <text:alphabetical-index-entry-template text:outline-level="1" text:style-name="Caption">
            <text:index-entry-text/>
            <text:index-entry-tab-stop style:type="right" style:leader-char="."/>
            <text:index-entry-page-number/>
          </text:alphabetical-index-entry-template>
          <text:alphabetical-index-entry-template text:outline-level="2" text:style-name="Index_20_Separator">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Alphabetical Index1_Head">
            <text:p text:style-name="P62">INDICE</text:p>
            <text:p text:style-name="P61"/>
          </text:index-title>
          <text:p text:style-name="P58">2. BALANCE<text:tab/><text:span text:style-name="Main_20_index_20_entry">3</text:span></text:p>
          <text:p text:style-name="P58">3. MOVIMIENTOS<text:tab/><text:span text:style-name="Main_20_index_20_entry">4</text:span></text:p>
          <text:p text:style-name="P58"><text:s text:c="5"/>3.1. INGRESO Y MODIFICACIÓN DE MOVIMIENTOS<text:tab/>4</text:p>
          <text:p text:style-name="P58"><text:s text:c="5"/>3.2. RESUMEN DE MOVIMIENTOS<text:tab/>5</text:p>
          <text:p text:style-name="P58">4. CLIENTES<text:tab/><text:span text:style-name="Main_20_index_20_entry">7</text:span></text:p>
          <text:p text:style-name="P58"><text:s text:c="5"/>4.1. INGRESO Y MODIFICACIÓN DE CLIENTES<text:tab/>7</text:p>
          <text:p text:style-name="P58"><text:s text:c="5"/>4.2. LISTAR CLIENTES<text:tab/>8</text:p>
          <text:p text:style-name="P58">5. CUENTAS<text:tab/><text:span text:style-name="Main_20_index_20_entry">10</text:span></text:p>
          <text:p text:style-name="P58">6. HONORARIOS<text:tab/><text:span text:style-name="Main_20_index_20_entry">11</text:span></text:p>
          <text:p text:style-name="P58">7. IMPUESTOS<text:tab/><text:span text:style-name="Main_20_index_20_entry">12</text:span></text:p>
          <text:p text:style-name="P58">8. OPCIONES<text:tab/><text:span text:style-name="Main_20_index_20_entry">13</text:span></text:p>
        </text:index-body>
      </text:alphabetical-index>
      <text:p text:style-name="P32"/>
      <text:p text:style-name="P57">1. INTRODUCCIÓN</text:p>
      <text:p text:style-name="P53">El presente informe detallará la guía de usuario para jBalance. jBalance es una herramienta que permite, dentro de otras cosas, llevar un control de cuentas corrientes y cuentas de los diferentes clientes. Para ello, cuenta con una interfaz amigable y sencilla de utilizar.</text:p>
      <text:p text:style-name="P53">Por un lado, jBalance permite agregar, eliminar y listar clientes según sea requerido. <text:span text:style-name="T40">Los clientes cuentan con un conjunto de atributos y propiedades fijas, así como también se pueden agregar nuevas propiedades para cada cliente en particular. Es decir, jBalance tiene una gran versatilidad para adaptarse a nuevas circustancias a lo largo de los años.</text:span></text:p>
      <text:p text:style-name="P54">Además, cada cliente cuenta con su propia cuenta, en la que se pueden realizar varios movimientos. De esta forma, es posible realizar resúmenes de cuentas, ver listados de movimientos para un período particular, y también es posible hacer un balance general de las cuentas de todos los clientes cargados en el sistema.</text:p>
      <text:p text:style-name="P54">Finalemente, jBalance cuenta provee mecanismos de seguridad en todos los niveles. Dentro de la aplicación, cada operación es realizada con una copia de respaldo para aquellos casos en los que la aplicación sea interrumpida por causas externas. Además, también es posible generar una copia de seguridad de la base de datos entera, para luego ser restaurada en caso de que haya alguna falla o para tratar de encontrar datos de versiones antiguas de la base de datos.</text:p>
      <text:p text:style-name="P56"><text:alphabetical-index-mark-start text:id="IMark98522184" text:main-entry="true"/>2. BALANCE<text:alphabetical-index-mark-end text:id="IMark98522184"/></text:p>
      <text:p text:style-name="P5">La primera opción disponible para el usuario es “Balance”. Este menú mostrará un listado con el balance de todos los clientes a lo largo del corriente <text:s/>año. Es decir, se suman todos los montos del debe y haber de cada uno de los clientes cargados en la base de datos, y se calcula el balance (monto del haber menos el monto del debe).</text:p>
      <text:p text:style-name="P8">Dentro de las características listadas y detalladas en el reporte se encuentran:</text:p>
      <text:list xml:id="list2415611019504391091" text:style-name="L1">
        <text:list-item>
          <text:p text:style-name="P36">Identificador del cliente.</text:p>
        </text:list-item>
        <text:list-item>
          <text:p text:style-name="P36">Nombre y apellido del cliente.</text:p>
        </text:list-item>
        <text:list-item>
          <text:p text:style-name="P36">Sumatoria total de los montos del debe.</text:p>
        </text:list-item>
        <text:list-item>
          <text:p text:style-name="P36">Sumatoria total de los montos del haber.</text:p>
        </text:list-item>
        <text:list-item>
          <text:p text:style-name="P36">Saldo final del cliente.</text:p>
        </text:list-item>
        <text:list-item>
          <text:p text:style-name="P36">Saldo total (última fila de la tabla)</text:p>
        </text:list-item>
      </text:list>
      <text:p text:style-name="P5">Una vez dentro del mencionado menú, es posible imprimir el reporte, presionando el botón “Imprimir”, en la parte inferior de la pantalla.</text:p>
      <text:p text:style-name="P6"/>
      <text:p text:style-name="P6"/>
      <text:p text:style-name="P30"><text:alphabetical-index-mark-start text:id="IMark98500248" text:main-entry="true"/><text:span text:style-name="T4">3</text:span><text:span text:style-name="T2">. </text:span><text:span text:style-name="T3">MOVIMIENTOS</text:span><text:alphabetical-index-mark-end text:id="IMark98500248"/></text:p>
      <text:p text:style-name="P8">Una de las principales funcionalidades de jBalance es el hecho de poder ingresar, modificar y consultar movimientos. Se entiende por el término movimiento a una acción en la cual se produce un cambio tanto sea en el debe o en el haber de la cuenta de un cliente. Un movimiento tiene varias características:</text:p>
      <text:list xml:id="list742099554226463536" text:style-name="L2">
        <text:list-item>
          <text:p text:style-name="P37">Comprobante</text:p>
        </text:list-item>
        <text:list-item>
          <text:p text:style-name="P37">Fecha</text:p>
        </text:list-item>
        <text:list-item>
          <text:p text:style-name="P37">Descripción</text:p>
        </text:list-item>
        <text:list-item>
          <text:p text:style-name="P37">Monto</text:p>
        </text:list-item>
        <text:list-item>
          <text:p text:style-name="P37">Tipo: debe o haber</text:p>
        </text:list-item>
      </text:list>
      <text:p text:style-name="P9">A su vez, cada movimiento está asociado a un determinado cliente.</text:p>
      <text:p text:style-name="P1"/>
      <text:p text:style-name="P1"><text:alphabetical-index-mark-start text:id="IMark98524120"/><text:span text:style-name="T14">3</text:span><text:span text:style-name="T13">.</text:span><text:span text:style-name="T14">1.</text:span><text:span text:style-name="T13"> </text:span><text:span text:style-name="T14">INGRESO Y MODIFICACIÓN DE </text:span><text:span text:style-name="T15">MOVIMIENTOS</text:span><text:alphabetical-index-mark-end text:id="IMark98524120"/></text:p>
      <text:p text:style-name="P9">Para poder ingresar un nuevo movimiento, solo basta con ingresar en el submenú “Ingreso de nuevos movimientos”. Dentro de dicha pantalla se puede observar el botón “Seleccionar Cliente”. Este botón mostrará otra ventana con un listado de todos los clientes cargados en la base de datos (para más información acerca de esta pantalla, ver la sección 4.<text:span text:style-name="T21">2</text:span>). En esta ventana se debe seleccionar el cliente al cual se desea asociar el nuevo movimiento a ingresar.</text:p>
      <text:p text:style-name="P9">Una vez seleccionado el cliente, aparece un breve formulario en el que se puede cargar todos los datos previamente mencionados (fecha, comprobante, monto, etc). En el campo de monto sólo se pueden ingresar números <text:span text:style-name="T1">con decimales en formato estadounidense (es decir, se usa el punto como símbolo separador de decimales).</text:span></text:p>
      <text:p text:style-name="P10">Luego de cargar toda la información correspondiente, se procede a presionar el botón “Aceptar” que guarda el movimiento en la base de datos y retorna al submenú de movimientos. En caso de haber algún campo incompleto o erróneo, se mostrará una ventana enunciando cada uno de los datos incorrectos. <text:span text:style-name="T19">El botón “Cancelar”, por su parte, permite retornar al menú de movimientos sin guardar los datos cargados.</text:span></text:p>
      <text:p text:style-name="P11">Para la modificación de un movimiento, se debe elegir la opción “Modificación de movimientos” desde el menú de movimientos. Esa opción mostrará una ventana de diálogo en la cual se debe <text:soft-page-break/>ingresar el identificador del movimiento que se desea modificar. Una vez realizada dicha operación, se mostrará el mismo formulario que se muestra para cargar un nuevo movimiento, con todos los datos del movimiento a modificar <text:span text:style-name="T20">ya </text:span>cargados en dicho formulario.</text:p>
      <text:p text:style-name="P11"/>
      <text:p text:style-name="P2"><text:alphabetical-index-mark-start text:id="IMark98498776"/><text:span text:style-name="T14">3</text:span><text:span text:style-name="T13">.</text:span><text:span text:style-name="T16">2</text:span><text:span text:style-name="T14">.</text:span><text:span text:style-name="T13"> </text:span><text:span text:style-name="T16">RESUMEN </text:span><text:span text:style-name="T14">DE </text:span><text:span text:style-name="T15">MOVIMIENTOS</text:span><text:alphabetical-index-mark-end text:id="IMark98498776"/></text:p>
      <text:p text:style-name="P13">Una vez cargada un conjunto de movimientos en la base de datos, jBalance provee el soporte necesario para poder realizar reportes con distintos resúmenes de movimientos. Un resumen de movimientos no es más que un listado con todos los movimientos correspondientes a una fecha determinada. El listado provisto por jBalance contiene la siguiente información:</text:p>
      <text:list xml:id="list3177896053682725529" text:style-name="L3">
        <text:list-item>
          <text:p text:style-name="P38">Identificador del movimiento</text:p>
        </text:list-item>
        <text:list-item>
          <text:p text:style-name="P38">Identificador del cliente al cual se le asoció el movimiento</text:p>
        </text:list-item>
        <text:list-item>
          <text:p text:style-name="P38">El nombre del cliente</text:p>
        </text:list-item>
        <text:list-item>
          <text:p text:style-name="P38">La descripción del movimiento</text:p>
        </text:list-item>
        <text:list-item>
          <text:p text:style-name="P38">Fecha en la que se realizó dicho movimiento</text:p>
        </text:list-item>
        <text:list-item>
          <text:p text:style-name="P38">Monto del debe</text:p>
        </text:list-item>
        <text:list-item>
          <text:p text:style-name="P38">Monto del haber</text:p>
        </text:list-item>
      </text:list>
      <text:p text:style-name="P13">jBalance provee soporte para realizar los siguientes resúmenes:</text:p>
      <text:list xml:id="list5309282900678407473" text:style-name="L4">
        <text:list-item>
          <text:p text:style-name="P39">Movimientos del día: muestra el listado de movimientos realizados en el día de análisis.</text:p>
        </text:list-item>
        <text:list-item>
          <text:p text:style-name="P39">Movimientos de la quincena: muestra el listado de movimientos realizdos en la quincena correspondiente al día de análisis. Si el día de análisis es inferior al 15 del corriente mes, se mostrarán los movimientos del 1 al 15, mientras que si es superior al 15, se mostrarán los movimientos del 16 al 30.</text:p>
        </text:list-item>
        <text:list-item>
          <text:p text:style-name="P39">Movimientos del mes: muestra el listado de movimientos del corriene mes.</text:p>
        </text:list-item>
        <text:list-item>
          <text:p text:style-name="P39">Movimiento de un mes: muestra el listado de movimientos de un mes en particular.</text:p>
        </text:list-item>
        <text:list-item>
          <text:p text:style-name="P39">Movimientos entre dos fechas: muestra un listado con los movimientos ocurridos entre dos fechas especificadas. Con esta opción es posible ver movimientos de años anteriores, dado <text:soft-page-break/>que se aceptan fechas de otros años.</text:p>
        </text:list-item>
      </text:list>
      <text:p text:style-name="P13">Por último, jBalance permite imprimir cada uno de los listados. Para ello, solo basta con presionar el botón “Imprimir” en la ventana, debajo del listado de movimientos.</text:p>
      <text:p text:style-name="P13"/>
      <text:p text:style-name="P7"/>
      <text:p text:style-name="P26"><text:alphabetical-index-mark-start text:id="IMark98528088" text:main-entry="true"/><text:span text:style-name="T5">4</text:span><text:span text:style-name="T2">. </text:span><text:span text:style-name="T5">CLIENTES</text:span><text:alphabetical-index-mark-end text:id="IMark98528088"/></text:p>
      <text:p text:style-name="P14">Además de la opción para poder cargar movimientos, jBalance permite cargar clientes en la base de datos. La entidad que representa un cliente en el programa requiere de varios datos fijos a ser ingresados:</text:p>
      <text:list xml:id="list1544466221320316046" text:style-name="L5">
        <text:list-item>
          <text:p text:style-name="P40">Nombre y apellido</text:p>
        </text:list-item>
        <text:list-item>
          <text:p text:style-name="P40">Localidad</text:p>
        </text:list-item>
        <text:list-item>
          <text:p text:style-name="P40">Dirección</text:p>
        </text:list-item>
        <text:list-item>
          <text:p text:style-name="P40">CUIT</text:p>
        </text:list-item>
        <text:list-item>
          <text:p text:style-name="P40">Teléfono</text:p>
        </text:list-item>
        <text:list-item>
          <text:p text:style-name="P40">Comisión: es el monto fijo a cobrar por mes a este cliente. Para más información acerca de comisiones u honorarios ver la Sección 6.</text:p>
        </text:list-item>
        <text:list-item>
          <text:p text:style-name="P40">Impuestos a pagar: a cada cliente se le asigna un conjunto de impuestos que son los que se deben pagar mensualmente. Para más información acerca de impuestos ver la Sección 7.</text:p>
        </text:list-item>
      </text:list>
      <text:p text:style-name="P14"/>
      <text:p text:style-name="P3"><text:alphabetical-index-mark-start text:id="IMark98530440"/><text:span text:style-name="T17">4</text:span><text:span text:style-name="T13">.</text:span><text:span text:style-name="T14">1.</text:span><text:span text:style-name="T13"> </text:span><text:span text:style-name="T14">INGRESO Y MODIFICACIÓN DE </text:span><text:span text:style-name="T17">CLIENTES</text:span><text:alphabetical-index-mark-end text:id="IMark98530440"/></text:p>
      <text:p text:style-name="P16">La primera opción presente dentro del menú de clientes es “Ingresar nuevo cliente”. Esta opción mostrará un formulario en el que se permite ingresar cada una de las características mencionadas previamente. En particular, para ingresar los impuestos, se debe hacer click en las cajas de selección que se encuntran listadas en la subsección “Impuestos a pagar”.</text:p>
      <text:p text:style-name="P15">Por otro lado, dada la gran variabilidad de datos que pueden surgir a lo largo del tiempo y dependiendo del cliente en particular, es posible que surga otro tipo de información que deba ser registrad<text:span text:style-name="T21">a</text:span>. <text:span text:style-name="T21">Por ese motivo</text:span>, jBalance permite agregar otro tipo de campos dinámicamente. Para ello se debe hacer click en el botón “Agregar otras propiedades”, <text:span text:style-name="T21">que mostrará una nueva ventana en la que se puede ver una lista con dos campos: “Nombre” y “Valor”. El primero de los dos hace referencia al nombre de la nueva propiedad a cargar (por ejemplo, </text:span><text:span text:style-name="T22">Latitud</text:span><text:span text:style-name="T21"> o </text:span><text:span text:style-name="T22">Longitud</text:span><text:span text:style-name="T21">). Mientras que en el campo “Valor” se carga el valor para dicha propiedad (para el ejemplo de </text:span><text:span text:style-name="T22">Latitud</text:span><text:span text:style-name="T21">, el valor puede ser 37.4573).</text:span></text:p>
      <text:p text:style-name="P16"><text:soft-page-break/>Para la carga de información en dicho listado, sólo basta con hacer doble click en el campo que se desee modificar. Cada vez que un campo es modificado, se agregará una nueva fila vací debajo del todo, para cargar más datos en caso de ser necesario.</text:p>
      <text:p text:style-name="P12">Para la modificación de un <text:span text:style-name="T21">cliente</text:span>, se debe elegir la opción “Modificación de <text:span text:style-name="T21">cliente</text:span>” desde el menú de <text:span text:style-name="T21">clientes</text:span>. Esa opción <text:span text:style-name="T30">mostrará otra ventana con un listado de todos los clientes cargados en la base de datos (para más información acerca de esta pantalla, ver la sección 4.2). En esta ventana se debe seleccionar el cliente que se desee modificar</text:span>. Una vez realizada dicha operación, se mostrará el mismo formulario que se muestra para cargar un nuevo <text:span text:style-name="T21">cliente</text:span>, con todos los datos del <text:span text:style-name="T21">cliente </text:span>a modificar <text:span text:style-name="T20">ya </text:span>cargados en dicho formulario.</text:p>
      <text:p text:style-name="P16">Una vez que toda la información está cargada, se procede a pulsar el botón “Aceptar” para guardar los datos del cliente en la base de datos y volver al menú de clientes. En caso de querer retornar al menú de clientes sin guardar los datos cargados, se debe pulsar el botón “Cancelar”.</text:p>
      <text:p text:style-name="P16"/>
      <text:p text:style-name="P4"><text:alphabetical-index-mark-start text:id="IMark98524120"/><text:span text:style-name="T17">4</text:span><text:span text:style-name="T13">.</text:span><text:span text:style-name="T18">2</text:span><text:span text:style-name="T14">.</text:span><text:span text:style-name="T13"> </text:span><text:span text:style-name="T18">LISTAR CLIENTES</text:span><text:alphabetical-index-mark-end text:id="IMark98524120"/></text:p>
      <text:p text:style-name="P17">Con el objetivo de poder listar los clientes previamente cargados en la base de datos, se debe acceder al menú “Listar Clientes” dentro del menú de clientes. Una vez dentro del mencionado menú, se mostrará un listado con los datos relevantes de cada uno de los clientes. Dentro de las características listadas se encuentran:</text:p>
      <text:list xml:id="list496820394891104005" text:style-name="L6">
        <text:list-item>
          <text:p text:style-name="P42">Identificador del cliente</text:p>
        </text:list-item>
        <text:list-item>
          <text:p text:style-name="P42">Nombre y apellido</text:p>
        </text:list-item>
        <text:list-item>
          <text:p text:style-name="P42">Dirección</text:p>
        </text:list-item>
        <text:list-item>
          <text:p text:style-name="P42">Ciudad</text:p>
        </text:list-item>
        <text:list-item>
          <text:p text:style-name="P42">CUIT</text:p>
        </text:list-item>
        <text:list-item>
          <text:p text:style-name="P42">Teléfono</text:p>
        </text:list-item>
      </text:list>
      <text:p text:style-name="P17">La funcionalidad provista dentro de este menú es diversa: ordenar, filtrar e imprimir. </text:p>
      <text:list xml:id="list1319310032178468341" text:style-name="L7">
        <text:list-item>
          <text:p text:style-name="P48"><text:span text:style-name="T24">Para poder </text:span><text:span text:style-name="T26">ordenar</text:span><text:span text:style-name="T24"> el listado de clientes sólo basta con presionar el nombre del atributo por el que se desee ordenar en el encabezado de la lista. Por ejemplo si se desea ordenar por “Nombre y apellido”, se debe presionar en el encabezado de la tabla que menciona dicho </text:span><text:soft-page-break/><text:span text:style-name="T24">atributo y los clientes se ordenarán de menor a mayor por nombre y apellido. En caso de querer ordenar de mayor a menor, sólo basta con hacer click nuevamente en el mismo encabezado.</text:span></text:p>
          <text:p text:style-name="P51"><text:span text:style-name="T24">P</text:span><text:span text:style-name="T23">ara ordenar por más de un atributo (por ejemplo, primero por ciudad y luego por nombre), primero se debe elegir ordenar por el menos importante (en el caso del ejemplo primero se debe ordenar por nombre) y luego por el más importante (en el ejemplo, ciudad). En el caso del ejemplo, se obtendrá un listado con todos los clientes ordenados por ciudad, y dentro de cada ciudad, el listado estará ordenado por nombre.</text:span></text:p>
        </text:list-item>
        <text:list-item>
          <text:p text:style-name="P49"><text:span text:style-name="T25">Filtrar</text:span><text:span text:style-name="T23"> hace referencia a la habilidad de jBalance para retener en la lista los </text:span><text:span text:style-name="T27">clientes</text:span><text:span text:style-name="T23"> que coincidan con un determinado patrón. Es decir, si se quiere buscar todos aquellos clientes que coincidan con un determinado patrón, se eliminan del listado aquellos clientes que no coinciden. </text:span></text:p>
          <text:p text:style-name="P49"><text:span text:style-name="T23">Para ello, se debe ingresar el patrón dentro del campo de texto que está en la parte superior de la tabla. </text:span><text:span text:style-name="T27">Luego</text:span><text:span text:style-name="T23">, se debe seleccionar el campo por el que se desea filtrar (estos pueden ser “Identificador”, “Nombre” o “Ciudad”) y se debe presionar botón “Filtrar”. De esta forma se mostrarán sólo aquellos clientes que contengan el patrón mencionado (no importa si está con mayúsculas o minúsculas, </text:span><text:span text:style-name="T28">ni tampoco si el patrón se encuentra en el principio, en el medio o en el final</text:span><text:span text:style-name="T23">).</text:span></text:p>
          <text:p text:style-name="P43">Si se quiere volver a ver el listado completo sin ningún filtro, se debe presionar el botón “Quitar filtro”.</text:p>
        </text:list-item>
        <text:list-item>
          <text:p text:style-name="P50"><text:span text:style-name="T23">Para </text:span><text:span text:style-name="T25">imprimir</text:span><text:span text:style-name="T23"> solo basta con presionar el botón “Imprimir”, en la parte inferior central de la pantalla.</text:span></text:p>
        </text:list-item>
      </text:list>
      <text:p text:style-name="P18"/>
      <text:p text:style-name="P27"><text:alphabetical-index-mark-start text:id="IMark98528584" text:main-entry="true"/><text:span text:style-name="T7">5</text:span><text:span text:style-name="T2">. </text:span><text:span text:style-name="T6">CUENTAS</text:span><text:alphabetical-index-mark-end text:id="IMark98528584"/></text:p>
      <text:p text:style-name="P19">Otro de los servicios que otorga jBalance es el hecho de poder presentar un resúmen de cuentas <text:span text:style-name="T31">para un cliente, en un período de tiempo determinado. Un resumen de cuentas consta de un listado con todos los movimientos de un cliente, mostrando un balance de dichos movimientos, así como los totales de los saldos anteriores.</text:span></text:p>
      <text:p text:style-name="P20"><text:span text:style-name="T33">JBalance permite calcular e</text:span>l resumen de cuentas para el total <text:span text:style-name="T32">de movimientos, para un mes determinado o para un período comprendido entre dos fechas. Cada una de ellas son las opciones que se ven en el menú de cuentas. Cuando una de dichas opciones es seleccionada, se mostrará una ventana con el listado de clientes en el que se debe seleccionar el cliente al cual se le desea realizar el resumen de cuentas. En caso de que se haya seleccionado realizar un resumen de cuentas para un mes o para un período comprendido por dos fechas, aparecerá otra ventana en la que se debe seleccionar dicho período.</text:span></text:p>
      <text:p text:style-name="P21">Una vez seleccionada alguna de las opciones, se mostrará un nuevo panel con dos tablas. La primera de las dos muestra un listado con todos los movimientos correspondientes al período de tiempo seleccionado. La segunda tabla muestra un balance con los saldos anteriores al período seleccionado, el saldo total de los movimientos dentro del período, saldo total y el remanente de dicho cliente.</text:p>
      <text:p text:style-name="P22">Al igual que con los otros listados, jBalance provee la opción para imprimir el resúmen de cuentas con toda la información mostrada en la pantalla. Para ello, sólo se debe pulsar el botón “Imprimir” que se encuentra en la parte inferior central de la pantalla.</text:p>
      <text:p text:style-name="P22"/>
      <text:p text:style-name="P28"><text:alphabetical-index-mark-start text:id="IMark98519640" text:main-entry="true"/><text:span text:style-name="T9">6</text:span><text:span text:style-name="T2">. </text:span><text:span text:style-name="T8">HONORARIOS</text:span><text:alphabetical-index-mark-end text:id="IMark98519640"/></text:p>
      <text:p text:style-name="P23">La aplicación también permite modificar, aumentar, y cargar honorarios a los clientes. Se entiende por honorario al monto a cobrarle a <text:span text:style-name="T34">cada</text:span> cliente por el servicio otorgado. <text:span text:style-name="T34">Cada cliente tiene su propio honorario, que puede ser modificado individualmente. También es posible modificar los honorarios de todos los clientes simultáneamente.</text:span></text:p>
      <text:p text:style-name="P24">Una vez dentro del menú de honorarios, se encuentran tres opciones: “Aumentar honorarios”, “Modificar honorarios de cliente” e “Incorpora honorarios”. La primer opción sirve para aumentar los honorarios de todos los clientes simultáneamente. Para ello, se muestra una nueva ventana en la que se puede ingresar un monto, y se permite aumentar los honorarios en un determinado porcentaje, o con un monto fijo o se permite establecer un monto general (es decir, establecer un monto fijo como honorario para todos los clientes).</text:p>
      <text:p text:style-name="P24">La segunda opción de las listadas previamente <text:span text:style-name="T35">permite aumentar el honorario de un cliente en particular. Cuando se selecciona esta opción, en primer lugar se muestra un listado con todos los clientes, en la que se puede seleccionar el cliente al cual modificarle el honorario. Luego de seleccionar el cliente, se muestra la misma ventana que se muestra para la primer opción. De esa forma, es posible aumentarle el honorario en un determinado porcentaje, en un monto, o establecer un monto determinado.</text:span></text:p>
      <text:p text:style-name="P25">La última opción, “Incorpora honorarios”, crea un nuevo movimiento para cada uno de los clientes en el cual se ingresan los honorarios correspondientes a a cada cliente. Este movimiento ingresado tiene la descripción “Aviso del mes X”, donde X puede ser cualquier mes del año.</text:p>
      <text:p text:style-name="P25"/>
      <text:p text:style-name="P29"><text:alphabetical-index-mark-start text:id="IMark98519704" text:main-entry="true"/><text:span text:style-name="T10">7</text:span><text:span text:style-name="T2">. </text:span><text:span text:style-name="T10">IMPUESTOS</text:span><text:alphabetical-index-mark-end text:id="IMark98519704"/></text:p>
      <text:p text:style-name="P52">Los impuestos son los servicios que deben ser abonados considerando cada cliente en particular. Hay clientes que deben pagar “IVA”, otros que deben pagar “Ingresos Brutos”, otros que deben pagar “Jubilaciones”, entre otros ejemplos. Dada la gran varibilidad de impuestos que pueden surgir, jBalance brinda el soporte para poder agregar y borrar impuestos.</text:p>
      <text:p text:style-name="P44">Para agregar un nuevo impuesto sólo basta con presionar el botón “Agregar nuevo impuesto” en el menú de impuestos. De ser así, se mostrará una nueva ventana en la que se solicitan los datos del nuevo impuesto. Estos son:</text:p>
      <text:list xml:id="list1149425322679471726" text:style-name="L8">
        <text:list-item>
          <text:p text:style-name="P45">Nombre: nombre del impuesto en sí, “IVA” por ejemplo.</text:p>
        </text:list-item>
        <text:list-item>
          <text:p text:style-name="P45">Porcentaje a aplicar: en general, todos los impuestos se manejan por porcentajes. Por ejemplo, el impuesto “IVA” aplica un 21% sobre una compra y demás.</text:p>
        </text:list-item>
        <text:list-item>
          <text:p text:style-name="P45">Descripción: una breve descripción del impuesto.</text:p>
        </text:list-item>
      </text:list>
      <text:p text:style-name="P44">Para borrar un impuesto se debe pulsar botón “Eliminar impuesto”. Solo es posible eliminar aquellos impuestos que no estén en uso. En caso de que algún cliente tenga asignado un impuesto, este debe ser quitado del cliente, para que jBalance se encuentre en condiciones de eliminar el impuesto.</text:p>
      <text:p text:style-name="P44"/>
      <text:p text:style-name="P55"><text:alphabetical-index-mark-start text:id="IMark98529672" text:main-entry="true"/><text:span text:style-name="T12">8</text:span><text:span text:style-name="T2">. </text:span><text:span text:style-name="T11">OPCIONES</text:span><text:alphabetical-index-mark-end text:id="IMark98529672"/></text:p>
      <text:p text:style-name="P46">Por último, jBalance provee otras facilidades para la administración de la aplicación en sí:</text:p>
      <text:list xml:id="list4040600208633157787" text:style-name="L9">
        <text:list-item>
          <text:p text:style-name="P47"><text:span text:style-name="T13">Cambiar año de análisis</text:span>: <text:span text:style-name="T36">jBalance genera todos los reportes considerando el año actual solamente, no hace revisiones de movimientos de años anteriores. En caso de querer ver información correspondiente a otros años, jBalance permite cambiar el año de análisis. De esta forma es posible ver listados de movimientos de otros años, así como también hacer resúmenes de cuentas y demás.</text:span></text:p>
        </text:list-item>
        <text:list-item>
          <text:p text:style-name="P47"><text:span text:style-name="T13">Realizar back-up</text:span>: <text:span text:style-name="T37">Una de las principales virtudes que tiene jBalance es el hecho que permite hacer copias de seguridad de la base de datos. De esta forma es posible mantenerse a salvo de alguna falla en el sistema o de la computadora en sí. Además, jBalance obliga a los usuarios a hacer una copia de seguridad mensual. Al principio de cada mes se mostrará un cartel diciendo que es necesario hacer la copia de seguridad correspondiente al mes corriente. La copia de seguridad se guardará automáticamente con la extensión '.db'.</text:span></text:p>
        </text:list-item>
        <text:list-item>
          <text:p text:style-name="P47"><text:span text:style-name="T13">Restauración del sistema</text:span>: <text:span text:style-name="T38">Luego de haber realizado la copia de seguridad, es posible restaurar el sistema a versiones más antiguas del programa, reutilizando las copias realizadas. Para poder restaurar el sistema, se deben buscar archivos cuya extensión sea '.db', que es la extensión que se agrega automáticamente cuando se realiza un back-up.</text:span></text:p>
        </text:list-item>
      </text:list>
      <text:p text:style-name="P44"/>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Main_20_index_20_entry" style:display-name="Main index entry"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2ff1b1" officeooo:paragraph-rsid="002ff1b1"/>
    </style:style>
    <style:style style:name="MP2" style:family="paragraph" style:parent-style-name="Footer">
      <style:paragraph-properties fo:text-align="center" style:justify-single-word="false"/>
      <style:text-properties fo:language="es" fo:country="ES"/>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jBalance – Guía de usuario</text:p>
      </style:header>
      <style:header-first>
        <text:p text:style-name="Header_20_left"/>
      </style:header-first>
      <style:footer>
        <text:p text:style-name="MP2"><text:page-number text:select-page="current">14</text:page-number></text:p>
      </style:footer>
      <style:footer-first>
        <text:p text:style-name="MP2"><text:page-number text:select-page="current">1</text:page-number></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6T15:35:02.877410154</meta:creation-date>
    <dc:date>2016-03-29T16:07:22.839921823</dc:date>
    <meta:editing-duration>PT8H11M22S</meta:editing-duration>
    <meta:editing-cycles>51</meta:editing-cycles>
    <meta:generator>LibreOffice/4.2.8.2$Linux_X86_64 LibreOffice_project/420m0$Build-2</meta:generator>
    <meta:document-statistic meta:table-count="0" meta:image-count="0" meta:object-count="0" meta:page-count="14" meta:paragraph-count="113" meta:word-count="2860" meta:character-count="17059" meta:non-whitespace-character-count="14336"/>
  </office:meta>
</office:document-meta>
</file>